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000000082E50D149D36A96CB5.png" manifest:media-type="image/png"/>
  <manifest:file-entry manifest:full-path="Pictures/10000000000002B5000001A0C20E63028C922E8E.png" manifest:media-type="image/png"/>
  <manifest:file-entry manifest:full-path="Pictures/100000000000026E0000012FE3DF5CDA2B7F169B.png" manifest:media-type="image/png"/>
  <manifest:file-entry manifest:full-path="Pictures/10000000000000E6000000D2B7F13EE04E37AFB3.png" manifest:media-type="image/png"/>
  <manifest:file-entry manifest:full-path="Pictures/10000000000002C70000024DD1F6AB86041CF457.png" manifest:media-type="image/png"/>
  <manifest:file-entry manifest:full-path="Pictures/100000000000028B00000102213410C6F65B5A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5e08b" officeooo:paragraph-rsid="0015e08b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16b511" officeooo:paragraph-rsid="0016b511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LAB work</text:p>
      <text:p text:style-name="P1"/>
      <text:p text:style-name="P1"/>
      <text:p text:style-name="P1">Task 01 </text:p>
      <text:p text:style-name="P1"/>
      <text:p text:style-name="P1"><draw:frame draw:style-name="fr2" draw:name="Image1" text:anchor-type="char" svg:x="-0.1571in" svg:y="0.3189in" svg:width="6.7811in" svg:height="2.6874in" draw:z-index="0"><draw:image xlink:href="Pictures/100000000000028B00000102213410C6F65B5A00.png" xlink:type="simple" xlink:show="embed" xlink:actuate="onLoad" draw:mime-type="image/png"/></draw:frame><draw:frame draw:style-name="fr2" draw:name="Image2" text:anchor-type="char" svg:x="-0.1362in" svg:y="3.3772in" svg:width="6.7811in" svg:height="2.6874in" draw:z-index="1"><draw:image xlink:href="Pictures/100000000000028B00000102213410C6F65B5A00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2" draw:name="Image3" text:anchor-type="char" svg:x="-0.1354in" svg:y="0.0898in" svg:width="6.9252in" svg:height="5.7362in" draw:z-index="2"><draw:image xlink:href="Pictures/10000000000002C70000024DD1F6AB86041CF457.png" xlink:type="simple" xlink:show="embed" xlink:actuate="onLoad" draw:mime-type="image/png"/></draw:frame><draw:frame draw:style-name="fr2" draw:name="Image4" text:anchor-type="char" svg:x="3.5874in" svg:y="5.7071in" svg:width="2.3957in" svg:height="2.1874in" draw:z-index="3"><draw:image xlink:href="Pictures/10000000000000E6000000D2B7F13EE04E37AF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TASK 02 </text:p>
      <text:p text:style-name="P2"/>
      <text:p text:style-name="P2"><draw:frame draw:style-name="fr2" draw:name="Image5" text:anchor-type="char" svg:x="0.1665in" svg:y="0.0374in" svg:width="6.9252in" svg:height="4.1571in" draw:z-index="4"><draw:image xlink:href="Pictures/10000000000002B5000001A0C20E63028C922E8E.png" xlink:type="simple" xlink:show="embed" xlink:actuate="onLoad" draw:mime-type="image/png"/></draw:frame></text:p>
      <text:p text:style-name="P2"><draw:frame draw:style-name="fr2" draw:name="Image6" text:anchor-type="char" svg:x="0.4626in" svg:y="0.298in" svg:width="6in" svg:height="1.3543in" draw:z-index="5"><draw:image xlink:href="Pictures/100000000000024000000082E50D149D36A96CB5.png" xlink:type="simple" xlink:show="embed" xlink:actuate="onLoad" draw:mime-type="image/png"/></draw:frame></text:p>
      <text:p text:style-name="P2"><draw:frame draw:style-name="fr1" draw:name="Image7" text:anchor-type="char" svg:width="6.4791in" svg:height="3.1563in" draw:z-index="6"><draw:image xlink:href="Pictures/100000000000026E0000012FE3DF5CDA2B7F169B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0:52:30.362226659</meta:creation-date>
    <dc:date>2023-09-19T21:17:12.553986602</dc:date>
    <meta:editing-duration>PT14M32S</meta:editing-duration>
    <meta:editing-cycles>1</meta:editing-cycles>
    <meta:generator>LibreOffice/7.3.7.2$Linux_X86_64 LibreOffice_project/30$Build-2</meta:generator>
    <meta:document-statistic meta:table-count="0" meta:image-count="7" meta:object-count="0" meta:page-count="4" meta:paragraph-count="3" meta:word-count="6" meta:character-count="24" meta:non-whitespace-character-count="19"/>
  </office:meta>
</office:document-meta>
</file>